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jeto de Automação Residencial</text:h>
      <text:h text:style-name="Heading_20_2" text:outline-level="2">📌 Descrição</text:h>
      <text:p text:style-name="Text_20_body">Este é um projeto de automação residencial completo, utilizando <text:span text:style-name="Strong_20_Emphasis">STM32, Python, PostgreSQL e Laravel</text:span> para monitoramento e controle remoto de diversos sistemas em uma casa. O objetivo é permitir a gestão de dispositivos como bombas d'água, iluminação, sensores de umidade, temperatura, consumo elétrico e muito mais, através de um painel web acessível remotamente.</text:p>
      <text:h text:style-name="Heading_20_2" text:outline-level="2">🖥️ Hardware Utilizado</text:h>
      <text:list text:style-name="L1">
        <text:list-item>
          <text:p text:style-name="P2"><text:span text:style-name="Strong_20_Emphasis">Mini-PC Lenovo M910q</text:span></text:p>
        </text:list-item>
        <text:list-item>
          <text:p text:style-name="P2"><text:span text:style-name="Strong_20_Emphasis">STM32</text:span> para leitura de sensores e acionamento de atuadores</text:p>
        </text:list-item>
        <text:list-item>
          <text:p text:style-name="P2"><text:span text:style-name="Strong_20_Emphasis">Sensores</text:span>:</text:p>
          <text:list>
            <text:list-item>
              <text:p text:style-name="P2">DS18B20 (temperatura da água)</text:p>
            </text:list-item>
            <text:list-item>
              <text:p text:style-name="P2">DHT22 (temperatura e umidade ambiente)</text:p>
            </text:list-item>
            <text:list-item>
              <text:p text:style-name="P2">Sensor de nível d'água</text:p>
            </text:list-item>
            <text:list-item>
              <text:p text:style-name="P2">Sensor de vazamento de gás</text:p>
            </text:list-item>
            <text:list-item>
              <text:p text:style-name="P2">Medidor de consumo elétrico</text:p>
            </text:list-item>
            <text:list-item>
              <text:p text:style-name="P2">Sensor de umidade do solo</text:p>
            </text:list-item>
            <text:list-item>
              <text:p text:style-name="P2">Sensor na caixa de correio</text:p>
            </text:list-item>
          </text:list>
        </text:list-item>
        <text:list-item>
          <text:p text:style-name="P2"><text:span text:style-name="Strong_20_Emphasis">Atuadores</text:span>:</text:p>
          <text:list>
            <text:list-item>
              <text:p text:style-name="P2">Relés para controle de bombas, iluminação e dispensador de ração</text:p>
            </text:list-item>
            <text:list-item>
              <text:p text:style-name="P2">Válvulas solenóides para irrigar o pomar</text:p>
            </text:list-item>
          </text:list>
        </text:list-item>
        <text:list-item>
          <text:p text:style-name="P2"><text:span text:style-name="Strong_20_Emphasis">Conectividade</text:span>:</text:p>
          <text:list>
            <text:list-item>
              <text:p text:style-name="P2">Wi-Fi (ESP32 comunica-se com backend via MQTT/WebSocket)</text:p>
            </text:list-item>
            <text:list-item>
              <text:p text:style-name="P2">Mini-PC configurado para acesso remoto</text:p>
            </text:list-item>
          </text:list>
        </text:list-item>
      </text:list>
      <text:h text:style-name="Heading_20_2" text:outline-level="2">🛠️ Tecnologias Utilizadas</text:h>
      <text:list text:style-name="L2">
        <text:list-item>
          <text:p text:style-name="P3"><text:span text:style-name="Strong_20_Emphasis">Backend</text:span>: Laravel (PHP) para API e painel web com Vue</text:p>
        </text:list-item>
        <text:list-item>
          <text:p text:style-name="P3"><text:span text:style-name="Strong_20_Emphasis">Banco de Dados</text:span>: PostgreSQL</text:p>
        </text:list-item>
        <text:list-item>
          <text:p text:style-name="P3"><text:span text:style-name="Strong_20_Emphasis">Microservices</text:span>: Python para comunicação com sensores e controle de dispositivos</text:p>
        </text:list-item>
        <text:list-item>
          <text:p text:style-name="P3"><text:span text:style-name="Strong_20_Emphasis">Comunicação</text:span>:</text:p>
          <text:list>
            <text:list-item>
              <text:p text:style-name="P3">MQTT (para troca de mensagens entre ESP32 e backend)</text:p>
            </text:list-item>
            <text:list-item>
              <text:p text:style-name="P3">WebSockets (para atualização em tempo real do painel Laravel)</text:p>
            </text:list-item>
          </text:list>
        </text:list-item>
        <text:list-item>
          <text:p text:style-name="P3"><text:soft-page-break/><text:span text:style-name="Strong_20_Emphasis">Servidor Web</text:span>: Nginx</text:p>
        </text:list-item>
        <text:list-item>
          <text:p text:style-name="P3"><text:span text:style-name="Strong_20_Emphasis">Gerenciamento de processos</text:span>: systemd + Supervisor</text:p>
        </text:list-item>
      </text:list>
      <text:h text:style-name="Heading_20_2" text:outline-level="2">📂 Estrutura de Diretórios no Linux</text:h>
      <text:p text:style-name="Preformatted_20_Text"><text:span text:style-name="Source_20_Text">/opt/home-automation/ <text:s/></text:span></text:p>
      <text:p text:style-name="Preformatted_20_Text"><text:span text:style-name="Source_20_Text">├── backend/ <text:s text:c="19"/># Laravel (API e Painel Web) <text:s/></text:span></text:p>
      <text:p text:style-name="Preformatted_20_Text"><text:span text:style-name="Source_20_Text">│ <text:s text:c="2"/>├── app/ <text:s/></text:span></text:p>
      <text:p text:style-name="Preformatted_20_Text"><text:span text:style-name="Source_20_Text">│ <text:s text:c="2"/>├── bootstrap/ <text:s/></text:span></text:p>
      <text:p text:style-name="Preformatted_20_Text"><text:span text:style-name="Source_20_Text">│ <text:s text:c="2"/>├── config/ <text:s/></text:span></text:p>
      <text:p text:style-name="Preformatted_20_Text"><text:span text:style-name="Source_20_Text">│ <text:s text:c="2"/>├── database/ <text:s text:c="14"/># Modelos e migrações do PostgreSQL <text:s/></text:span></text:p>
      <text:p text:style-name="Preformatted_20_Text"><text:span text:style-name="Source_20_Text">│ <text:s text:c="2"/>├── public/ <text:s text:c="16"/># Pasta acessível via web <text:s/></text:span></text:p>
      <text:p text:style-name="Preformatted_20_Text"><text:span text:style-name="Source_20_Text">│ <text:s text:c="2"/>├── resources/ <text:s/></text:span></text:p>
      <text:p text:style-name="Preformatted_20_Text"><text:span text:style-name="Source_20_Text">│ <text:s text:c="2"/>├── routes/ <text:s/></text:span></text:p>
      <text:p text:style-name="Preformatted_20_Text"><text:span text:style-name="Source_20_Text">│ <text:s text:c="2"/>├── storage/ <text:s/></text:span></text:p>
      <text:p text:style-name="Preformatted_20_Text"><text:span text:style-name="Source_20_Text">│ <text:s text:c="2"/>├── .env <text:s text:c="20"/># Configuração de banco, MQTT, etc. <text:s/></text:span></text:p>
      <text:p text:style-name="Preformatted_20_Text"><text:span text:style-name="Source_20_Text">│ <text:s text:c="2"/>├── artisan <text:s/></text:span></text:p>
      <text:p text:style-name="Preformatted_20_Text"><text:span text:style-name="Source_20_Text">│ <text:s text:c="2"/>├── composer.json <text:s/></text:span></text:p>
      <text:p text:style-name="Preformatted_20_Text"><text:span text:style-name="Source_20_Text">│ <text:s text:c="2"/>└── package.json <text:s/></text:span></text:p>
      <text:p text:style-name="Preformatted_20_Text"><text:span text:style-name="Source_20_Text">│ <text:s/></text:span></text:p>
      <text:p text:style-name="Preformatted_20_Text"><text:span text:style-name="Source_20_Text">├── microservices/ <text:s text:c="14"/># Scripts Python para sensores/atuadores <text:s/></text:span></text:p>
      <text:p text:style-name="Preformatted_20_Text"><text:span text:style-name="Source_20_Text">│ <text:s text:c="2"/>├── aquarium.py <text:s text:c="13"/># Controle do aquário <text:s/></text:span></text:p>
      <text:p text:style-name="Preformatted_20_Text"><text:span text:style-name="Source_20_Text">│ <text:s text:c="2"/>├── aquaponics.py <text:s text:c="11"/># Controle da aquaponia <text:s/></text:span></text:p>
      <text:p text:style-name="Preformatted_20_Text"><text:span text:style-name="Source_20_Text">│ <text:s text:c="2"/>├── irrigation.py <text:s text:c="11"/># Irrigação do pomar <text:s/></text:span></text:p>
      <text:p text:style-name="Preformatted_20_Text"><text:span text:style-name="Source_20_Text">│ <text:s text:c="2"/>├── home_automation.py <text:s text:c="6"/># Luzes, câmeras, correio, gás, etc. <text:s/></text:span></text:p>
      <text:p text:style-name="Preformatted_20_Text"><text:span text:style-name="Source_20_Text">│ <text:s text:c="2"/>├── database.py <text:s text:c="13"/># Biblioteca comum para interagir com PostgreSQL <text:s/></text:span></text:p>
      <text:p text:style-name="Preformatted_20_Text"><text:span text:style-name="Source_20_Text">│ <text:s text:c="2"/>├── mqtt_client.py <text:s text:c="10"/># Cliente MQTT para comunicação entre ESP32 e backend <text:s/></text:span></text:p>
      <text:p text:style-name="Preformatted_20_Text"><text:span text:style-name="Source_20_Text">│ <text:s text:c="2"/>├── websocket_server.py <text:s text:c="5"/># WebSocket para Laravel receber dados em tempo real <text:s/></text:span></text:p>
      <text:p text:style-name="Preformatted_20_Text"><text:span text:style-name="Source_20_Text">│ <text:s text:c="2"/>├── .env <text:s text:c="20"/># Configuração de conexão com banco e MQTT <text:s/></text:span></text:p>
      <text:p text:style-name="Preformatted_20_Text"><text:span text:style-name="Source_20_Text">│ <text:s text:c="2"/>└── logs/ <text:s text:c="19"/># Logs dos sensores <text:s/></text:span></text:p>
      <text:p text:style-name="Preformatted_20_Text"><text:span text:style-name="Source_20_Text">│ <text:s/></text:span></text:p>
      <text:p text:style-name="Preformatted_20_Text"><text:span text:style-name="Source_20_Text">├── firmware/ <text:s text:c="19"/># Código para ESP32 <text:s/></text:span></text:p>
      <text:p text:style-name="Preformatted_20_Text"><text:span text:style-name="Source_20_Text">│ <text:s text:c="2"/>├── main.ino <text:s text:c="16"/># Código do ESP32 (C++/MicroPython) <text:s/></text:span></text:p>
      <text:p text:style-name="Preformatted_20_Text"><text:span text:style-name="Source_20_Text">│ <text:s text:c="2"/>├── sensors/ <text:s text:c="16"/># Drivers dos sensores <text:s/></text:span></text:p>
      <text:p text:style-name="Preformatted_20_Text"><text:span text:style-name="Source_20_Text">│ <text:s text:c="2"/>├── actuators/ <text:s text:c="14"/># Controle dos atuadores <text:s/></text:span></text:p>
      <text:p text:style-name="Preformatted_20_Text"><text:span text:style-name="Source_20_Text">│ <text:s text:c="2"/>├── mqtt_config.h <text:s text:c="11"/># Configuração do MQTT <text:s/></text:span></text:p>
      <text:p text:style-name="Preformatted_20_Text"><text:span text:style-name="Source_20_Text">│ <text:s text:c="2"/>├── wifi_config.h <text:s text:c="11"/># Configuração da rede Wi-Fi <text:s/></text:span></text:p>
      <text:p text:style-name="Preformatted_20_Text"><text:span text:style-name="Source_20_Text">│ <text:s text:c="2"/>└── logs/ <text:s/></text:span></text:p>
      <text:p text:style-name="Preformatted_20_Text"><text:span text:style-name="Source_20_Text">│ <text:s/></text:span></text:p>
      <text:p text:style-name="Preformatted_20_Text"><text:span text:style-name="Source_20_Text">├── database/ <text:s text:c="20"/># PostgreSQL <text:s/></text:span></text:p>
      <text:p text:style-name="Preformatted_20_Text"><text:span text:style-name="Source_20_Text">│ <text:s text:c="2"/>├── backups/ <text:s text:c="17"/># Backups automáticos <text:s/></text:span></text:p>
      <text:p text:style-name="Preformatted_20_Text"><text:span text:style-name="Source_20_Text">│ <text:s text:c="2"/>├── init.sql <text:s text:c="18"/># Script de criação de tabelas <text:s/></text:span></text:p>
      <text:p text:style-name="Preformatted_20_Text"><text:span text:style-name="Source_20_Text">│ <text:s text:c="2"/>└── postgresql.conf <text:s text:c="11"/># Configurações otimizadas <text:s/></text:span></text:p>
      <text:p text:style-name="Preformatted_20_Text"><text:span text:style-name="Source_20_Text">│ <text:s/></text:span></text:p>
      <text:p text:style-name="Preformatted_20_Text"><text:span text:style-name="Source_20_Text">├── services/ <text:s text:c="21"/># Configuração dos serviços no Debian <text:s/></text:span></text:p>
      <text:p text:style-name="Preformatted_20_Text"><text:span text:style-name="Source_20_Text">│ <text:s text:c="2"/>├── nginx/ <text:s text:c="20"/># Configuração do Nginx para o painel Laravel <text:s/></text:span></text:p>
      <text:p text:style-name="Preformatted_20_Text"><text:span text:style-name="Source_20_Text">│ <text:s text:c="2"/>├── systemd/ <text:s text:c="18"/># Arquivos .service para rodar Python na inicialização <text:s/></text:span></text:p>
      <text:p text:style-name="Preformatted_20_Text"><text:span text:style-name="Source_20_Text">│ <text:s text:c="2"/>├── supervisor/ <text:s text:c="15"/># Configuração do Supervisor para processos Python <text:s/></text:span></text:p>
      <text:p text:style-name="Preformatted_20_Text"><text:span text:style-name="Source_20_Text">│ <text:s text:c="2"/>└── docker/ <text:s text:c="19"/># (Opcional) Se quiser rodar alguns serviços em containers <text:s/></text:span></text:p>
      <text:p text:style-name="Preformatted_20_Text"><text:span text:style-name="Source_20_Text">│ <text:s/></text:span></text:p>
      <text:p text:style-name="P1"><text:span text:style-name="Source_20_Text">└── docs/ <text:s text:c="25"/># Documentação do projeto <text:s/></text:span></text:p>
      <text:h text:style-name="Heading_20_2" text:outline-level="2"><text:soft-page-break/>📋 Funcionalidades</text:h>
      <text:list text:style-name="L3">
        <text:list-item>
          <text:p text:style-name="P4">📡 <text:span text:style-name="Strong_20_Emphasis">Monitoramento remoto em tempo real</text:span> (MQTT + WebSockets)</text:p>
        </text:list-item>
        <text:list-item>
          <text:p text:style-name="P4">🌡 <text:span text:style-name="Strong_20_Emphasis">Sensores ambientais e de consumo</text:span> (temperatura, umidade, energia, água)</text:p>
        </text:list-item>
        <text:list-item>
          <text:p text:style-name="P4">🚰 <text:span text:style-name="Strong_20_Emphasis">Automatização de bombas e irrigação</text:span> (baseado em umidade do solo)</text:p>
        </text:list-item>
        <text:list-item>
          <text:p text:style-name="P4">🐟 <text:span text:style-name="Strong_20_Emphasis">Controle de aquário e aquaponia</text:span> (bomba, luz, temperatura, alimentação)</text:p>
        </text:list-item>
        <text:list-item>
          <text:p text:style-name="P4">💡 <text:span text:style-name="Strong_20_Emphasis">Controle de iluminação</text:span> (automático e manual)</text:p>
        </text:list-item>
        <text:list-item>
          <text:p text:style-name="P4">📹 <text:span text:style-name="Strong_20_Emphasis">Integração com câmeras de segurança</text:span> (futuramente)</text:p>
        </text:list-item>
        <text:list-item>
          <text:p text:style-name="P4">📬 <text:span text:style-name="Strong_20_Emphasis">Sensor na caixa de correio</text:span> (alerta de entrega)</text:p>
        </text:list-item>
        <text:list-item>
          <text:p text:style-name="P4">🔥 <text:span text:style-name="Strong_20_Emphasis">Detector de vazamento de gás</text:span> (alerta e acionamento de exaustor sem faísca)</text:p>
        </text:list-item>
        <text:list-item>
          <text:p text:style-name="P4">💾 <text:span text:style-name="Strong_20_Emphasis">Registro de logs de todas as ações</text:span></text:p>
        </text:list-item>
      </text:list>
      <text:h text:style-name="Heading_20_2" text:outline-level="2">🚀 Próximos Passos</text:h>
      <text:list text:style-name="L4">
        <text:list-item>
          <text:p text:style-name="P5">Configurar ambiente Debian com PostgreSQL, Laravel, Python e Nginx</text:p>
        </text:list-item>
        <text:list-item>
          <text:p text:style-name="P5">Criar API em Laravel e scripts Python para sensores</text:p>
        </text:list-item>
        <text:list-item>
          <text:p text:style-name="P5">Desenvolver firmware do ESP32 para comunicação com MQTT</text:p>
        </text:list-item>
        <text:list-item>
          <text:p text:style-name="P5">Testar integração entre sensores, backend e painel web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2:38:34.543186786</meta:creation-date>
    <dc:date>2025-03-17T12:38:52.253557200</dc:date>
    <meta:editing-duration>PT18S</meta:editing-duration>
    <meta:editing-cycles>1</meta:editing-cycles>
    <meta:document-statistic meta:table-count="0" meta:image-count="0" meta:object-count="0" meta:page-count="3" meta:paragraph-count="91" meta:word-count="643" meta:character-count="4427" meta:non-whitespace-character-count="3290"/>
    <meta:generator>LibreOffice/7.4.7.2$Linux_X86_64 LibreOffice_project/40$Build-2</meta:generator>
  </office:meta>
</office:document-meta>
</file>